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5000000494DD7053B5A5110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 Condensed1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Condensed2" svg:font-family="'Roboto Condensed'" style:font-family-generic="system" style:font-pitch="variable"/>
  </office:font-face-decls>
  <office:automatic-styles>
    <style:style style:name="Tabulka2" style:family="table">
      <style:table-properties style:width="16.002cm" fo:margin-left="-0.191cm" fo:margin-top="0cm" fo:margin-bottom="0cm" table:align="left" style:may-break-between-rows="false" style:writing-mode="lr-tb"/>
    </style:style>
    <style:style style:name="Tabulka2.A" style:family="table-column">
      <style:table-column-properties style:column-width="8.001cm"/>
    </style:style>
    <style:style style:name="Tabulka2.1" style:family="table-row">
      <style:table-row-properties style:min-row-height="3.473cm" fo:keep-together="always"/>
    </style:style>
    <style:style style:name="Tabulk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1cm" style:type="center"/>
          <style:tab-stop style:position="19.00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0pt" fo:font-style="normal" style:text-underline-style="none" fo:font-weight="bold" style:font-name-asian="Roboto Condensed2" style:font-size-asian="10pt" style:font-style-asian="normal" style:font-weight-asian="bold" style:font-name-complex="Roboto Condensed2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4pt" fo:font-style="normal" style:text-underline-style="solid" style:text-underline-width="auto" style:text-underline-color="font-color" fo:font-weight="bold" style:font-name-asian="Roboto Condensed2" style:font-size-asian="14pt" style:font-style-asian="normal" style:font-weight-asian="bold" style:font-name-complex="Roboto Condensed2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fo:background-color="#ffffff" style:font-name-asian="Roboto Condensed2" style:font-size-asian="10.5pt" style:font-name-complex="Roboto Condensed2" style:font-size-complex="10.5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9cm" fo:margin-bottom="0.499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bold" officeooo:rsid="00136713" officeooo:paragraph-rsid="0017a0df" fo:background-color="#ffffff" style:font-name-asian="Roboto Condensed2" style:font-size-asian="11pt" style:font-style-asian="normal" style:font-weight-asian="bold" style:font-name-complex="Roboto Condensed2" style:font-size-complex="11pt"/>
    </style:style>
    <style:style style:name="P18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1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2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.5pt" style:font-name-asian="Arial1" style:font-size-asian="10.5pt" style:font-name-complex="Arial1" style:font-size-complex="10.5pt"/>
    </style:style>
    <style:style style:name="P22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24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25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officeooo:paragraph-rsid="0012d942" style:font-name-asian="Roboto Condensed2" style:font-size-asian="10.5pt" style:font-style-asian="normal" style:font-weight-asian="normal" style:font-name-complex="Roboto Condensed2" style:font-size-complex="10.5pt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fo:color="#000000" loext:opacity="100%" style:font-name="Roboto Condensed1" fo:font-size="10.5pt" style:font-name-asian="Roboto Condensed2" style:font-size-asian="10.5pt" style:font-name-complex="Roboto Condensed2" style:font-size-complex="10.5pt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 fo:padding="0cm" fo:border="non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31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32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3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0.5pt" style:font-size-asian="10.5pt" style:font-size-complex="10.5pt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38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P40" style:family="paragraph" style:parent-style-name="Standard">
      <style:paragraph-properties fo:text-align="justify" style:justify-single-word="false" fo:padding="0cm" fo:border="none"/>
      <style:text-properties fo:color="#000000" loext:opacity="100%" style:font-name="Roboto Condensed1" fo:font-size="10.5pt" style:font-name-asian="Roboto Condensed2" style:font-size-asian="10.5pt" style:font-name-complex="Roboto Condensed2" style:font-size-complex="10.5pt"/>
    </style:style>
    <style:style style:name="P41" style:family="paragraph" style:parent-style-name="Standard">
      <style:paragraph-properties fo:text-align="justify" style:justify-single-word="false" fo:padding="0cm" fo:border="none"/>
      <style:text-properties fo:font-size="10.5pt" style:font-size-asian="10.5pt" style:font-size-complex="10.5pt"/>
    </style:style>
    <style:style style:name="P42" style:family="paragraph" style:parent-style-name="normal">
      <style:paragraph-properties fo:orphans="0" fo:widows="0"/>
      <style:text-properties style:font-name="Roboto Condensed" fo:font-size="11pt" officeooo:paragraph-rsid="0017a0df" fo:background-color="#ffffff" style:font-size-asian="11pt" style:font-size-complex="11pt"/>
    </style:style>
    <style:style style:name="P43" style:family="paragraph" style:parent-style-name="normal">
      <style:paragraph-properties fo:orphans="0" fo:widows="0"/>
      <style:text-properties style:font-name="Roboto Condensed" fo:font-size="11pt" officeooo:rsid="002d9708" officeooo:paragraph-rsid="002d9708" fo:background-color="#ffffff" style:font-size-asian="11pt" style:font-size-complex="11pt"/>
    </style:style>
    <style:style style:name="P44" style:family="paragraph" style:parent-style-name="normal">
      <style:paragraph-properties fo:orphans="0" fo:widows="0"/>
      <style:text-properties style:font-name="Roboto Condensed" fo:font-size="11pt" officeooo:rsid="003395cd" officeooo:paragraph-rsid="003395cd" fo:background-color="#ffffff" style:font-size-asian="11pt" style:font-size-complex="11pt"/>
    </style:style>
    <style:style style:name="P45" style:family="paragraph" style:parent-style-name="normal">
      <style:paragraph-properties fo:orphans="0" fo:widows="0"/>
      <style:text-properties style:font-name="Roboto Condensed" fo:font-size="11pt" officeooo:rsid="0041117d" officeooo:paragraph-rsid="0041117d" fo:background-color="#ffffff" style:font-size-asian="11pt" style:font-size-complex="11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4pt" fo:font-style="normal" style:text-underline-style="solid" style:text-underline-width="auto" style:text-underline-color="font-color" fo:font-weight="bold" style:font-name-asian="Roboto Condensed2" style:font-size-asian="14pt" style:font-style-asian="normal" style:font-weight-asian="bold" style:font-name-complex="Roboto Condensed2" style:font-size-complex="14pt"/>
    </style:style>
    <style:style style:name="P48" style:family="paragraph" style:parent-style-name="Standard">
      <style:paragraph-properties fo:margin-left="0cm" fo:margin-right="0cm" fo:margin-top="0.499cm" fo:margin-bottom="0.499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3.517cm"/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style:font-name-asian="Roboto Condensed2" style:font-size-asian="11pt" style:font-style-asian="normal" style:font-weight-asian="normal" style:font-name-complex="Roboto Condensed2" style:font-size-complex="11pt"/>
    </style:style>
    <style:style style:name="P49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P50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fo:background-color="#ffffff" style:font-name-asian="Roboto Condensed2" style:font-size-asian="10.5pt" style:font-style-asian="normal" style:font-weight-asian="normal" style:font-name-complex="Roboto Condensed2" style:font-size-complex="10.5pt"/>
    </style:style>
    <style:style style:name="P51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bold" style:font-name-asian="Roboto Condensed2" style:font-size-asian="10.5pt" style:font-style-asian="normal" style:font-weight-asian="bold" style:font-name-complex="Roboto Condensed2" style:font-size-complex="10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0.5pt" fo:font-style="normal" style:text-underline-style="none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normal" fo:background-color="#ffffff" loext:char-shading-value="0" style:font-name-asian="Roboto Condensed2" style:font-size-asian="11pt" style:font-style-asian="normal" style:font-weight-asian="normal" style:font-name-complex="Roboto Condensed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1pt" fo:font-style="normal" style:text-underline-style="none" fo:font-weight="bold" fo:background-color="#ffffff" loext:char-shading-value="0" style:font-name-asian="Roboto Condensed2" style:font-size-asian="11pt" style:font-style-asian="normal" style:font-weight-asian="bold" style:font-name-complex="Roboto Condensed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normal" fo:background-color="#ffffff" loext:char-shading-value="0" style:font-name-asian="Roboto Condensed2" style:font-style-asian="normal" style:font-weight-asian="normal" style:font-name-complex="Roboto Condensed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normal" style:font-name-asian="Roboto Condensed2" style:font-style-asian="normal" style:font-weight-asian="normal" style:font-name-complex="Roboto Condensed2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fo:background-color="#ffffff" loext:char-shading-value="0" style:font-name-asian="Roboto Condensed2" style:font-style-asian="normal" style:font-weight-asian="bold" style:font-name-complex="Roboto Condensed2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d3dc4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268b3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55344" fo:background-color="#ffffff" loext:char-shading-value="0" style:font-name-asian="Roboto Condensed2" style:font-style-asian="normal" style:font-weight-asian="bold" style:font-name-complex="Roboto Condensed2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36713" fo:background-color="#ffffff" loext:char-shading-value="0" style:font-name-asian="Roboto Condensed2" style:font-style-asian="normal" style:font-weight-asian="bold" style:font-name-complex="Roboto Condensed2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0f359f" fo:background-color="#ffffff" loext:char-shading-value="0" style:font-name-asian="Roboto Condensed2" style:font-style-asian="normal" style:font-weight-asian="bold" style:font-name-complex="Roboto Condensed2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0f2e5" fo:background-color="#ffffff" loext:char-shading-value="0" style:font-name-asian="Roboto Condensed2" style:font-style-asian="normal" style:font-weight-asian="bold" style:font-name-complex="Roboto Condensed2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186dc3" fo:background-color="#ffffff" loext:char-shading-value="0" style:font-name-asian="Roboto Condensed2" style:font-style-asian="normal" style:font-weight-asian="bold" style:font-name-complex="Roboto Condensed2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fo:background-color="#ffffff" loext:char-shading-value="0" style:font-name-asian="Roboto Condensed2" style:font-style-asian="normal" style:font-weight-asian="bold" style:font-name-complex="Roboto Condensed2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395cd" fo:background-color="#ffffff" loext:char-shading-value="0" style:font-name-asian="Roboto Condensed2" style:font-style-asian="normal" style:font-weight-asian="bold" style:font-name-complex="Roboto Condensed2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fo:background-color="#ffffff" loext:char-shading-value="0" style:font-name-asian="Roboto Condensed2" style:font-style-asian="normal" style:font-weight-asian="bold" style:font-name-complex="Roboto Condensed2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7b17b" fo:background-color="#ffffff" loext:char-shading-value="0" style:font-name-asian="Roboto Condensed2" style:font-style-asian="normal" style:font-weight-asian="bold" style:font-name-complex="Roboto Condensed2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268b3" fo:background-color="#ffffff" loext:char-shading-value="0" style:font-name-asian="Roboto Condensed2" style:font-style-asian="normal" style:font-weight-asian="bold" style:font-name-complex="Roboto Condensed2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55344" fo:background-color="#ffffff" loext:char-shading-value="0" style:font-name-asian="Roboto Condensed2" style:font-style-asian="normal" style:font-weight-asian="bold" style:font-name-complex="Roboto Condensed2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style:font-name-asian="Roboto Condensed2" style:font-style-asian="normal" style:font-weight-asian="bold" style:font-name-complex="Roboto Condensed2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style:font-name-asian="Roboto Condensed2" style:font-style-asian="normal" style:font-weight-asian="bold" style:font-name-complex="Roboto Condensed2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37e49" style:font-name-asian="Roboto Condensed2" style:font-style-asian="normal" style:font-weight-asian="bold" style:font-name-complex="Roboto Condensed2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240879" style:font-name-asian="Roboto Condensed2" style:font-style-asian="normal" style:font-weight-asian="bold" style:font-name-complex="Roboto Condensed2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2ed07" style:font-name-asian="Roboto Condensed2" style:font-style-asian="normal" style:font-weight-asian="bold" style:font-name-complex="Roboto Condensed2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5d101" style:font-name-asian="Roboto Condensed2" style:font-style-asian="normal" style:font-weight-asian="bold" style:font-name-complex="Roboto Condensed2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7b17b" style:font-name-asian="Roboto Condensed2" style:font-style-asian="normal" style:font-weight-asian="bold" style:font-name-complex="Roboto Condensed2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3bf5f8" style:font-name-asian="Roboto Condensed2" style:font-style-asian="normal" style:font-weight-asian="bold" style:font-name-complex="Roboto Condensed2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268b3" style:font-name-asian="Roboto Condensed2" style:font-style-asian="normal" style:font-weight-asian="bold" style:font-name-complex="Roboto Condensed2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tyle="normal" style:text-underline-style="none" fo:font-weight="bold" officeooo:rsid="00455344" style:font-name-asian="Roboto Condensed2" style:font-style-asian="normal" style:font-weight-asian="bold" style:font-name-complex="Roboto Condensed2" style:font-weight-complex="bold"/>
    </style:style>
    <style:style style:name="T34" style:family="text">
      <style:text-properties fo:font-variant="normal" fo:text-transform="none" fo:color="#1155cc" loext:opacity="100%" style:text-line-through-style="none" style:text-line-through-type="none" style:text-position="0% 100%" style:font-name="Roboto Condensed1" fo:font-size="10.5pt" fo:font-style="normal" style:text-underline-style="solid" style:text-underline-width="auto" style:text-underline-color="font-color" fo:font-weight="normal" style:font-name-asian="Roboto Condensed2" style:font-size-asian="10.5pt" style:font-style-asian="normal" style:font-weight-asian="normal" style:font-name-complex="Roboto Condensed2" style:font-size-complex="10.5pt"/>
    </style:style>
    <style:style style:name="T35" style:family="text">
      <style:text-properties style:font-name="Roboto Condensed1" fo:font-size="10.5pt" style:font-name-asian="Roboto Condensed2" style:font-size-asian="10.5pt" style:font-name-complex="Roboto Condensed2" style:font-size-complex="10.5pt"/>
    </style:style>
    <style:style style:name="T36" style:family="text">
      <style:text-properties style:font-name="Roboto Condensed1" style:font-name-asian="Roboto Condensed2" style:font-name-complex="Roboto Condensed2"/>
    </style:style>
    <style:style style:name="T37" style:family="text">
      <style:text-properties style:font-name="Roboto Condensed1" fo:background-color="#ffffff" loext:char-shading-value="0" style:font-name-asian="Roboto Condensed2" style:font-name-complex="Roboto Condensed2"/>
    </style:style>
    <style:style style:name="T38" style:family="text">
      <style:text-properties fo:color="#1155cc" loext:opacity="100%" style:font-name="Roboto Condensed1" fo:font-size="10.5pt" style:text-underline-style="solid" style:text-underline-width="auto" style:text-underline-color="font-color" style:font-name-asian="Roboto Condensed2" style:font-size-asian="10.5pt" style:font-name-complex="Roboto Condensed2" style:font-size-complex="10.5pt"/>
    </style:style>
    <style:style style:name="T39" style:family="text">
      <style:text-properties fo:color="#000000" loext:opacity="100%" style:font-name="Roboto Condensed1" style:font-name-asian="Roboto Condensed2" style:font-name-complex="Roboto Condensed2"/>
    </style:style>
    <style:style style:name="T40" style:family="text">
      <style:text-properties officeooo:rsid="000f0724"/>
    </style:style>
    <style:style style:name="T41" style:family="text">
      <style:text-properties officeooo:rsid="002c5855"/>
    </style:style>
    <style:style style:name="T42" style:family="text">
      <style:text-properties officeooo:rsid="0032ed07"/>
    </style:style>
    <style:style style:name="T43" style:family="text">
      <style:text-properties officeooo:rsid="003395cd"/>
    </style:style>
    <style:style style:name="T44" style:family="text">
      <style:text-properties officeooo:rsid="0035d101"/>
    </style:style>
    <style:style style:name="T45" style:family="text">
      <style:text-properties officeooo:rsid="003a7492"/>
    </style:style>
    <style:style style:name="T46" style:family="text">
      <style:text-properties officeooo:rsid="0041117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RÁMCOVÁ SMLOUVA </text:p>
      <text:p text:style-name="P5"/>
      <text:p text:style-name="P9">Česká pirátská strana</text:p>
      <text:p text:style-name="P9">Na Moráni 360/3, 128 00 Praha 2</text:p>
      <text:p text:style-name="P9">IČO: 71339698,</text:p>
      <text:p text:style-name="P13">organizační složka: <text:span text:style-name="T42">Technický</text:span><text:span text:style-name="T41"> odbor</text:span></text:p>
      <text:p text:style-name="P13">zastoupena: </text:p>
      <text:p text:style-name="P13">jméno: <text:span text:style-name="T42">Josef Bouše</text:span></text:p>
      <text:p text:style-name="P13">funkce: <text:span text:style-name="T41">hospodář </text:span><text:span text:style-name="T42">Technického</text:span><text:span text:style-name="T41"> odboru</text:span></text:p>
      <text:p text:style-name="P13">e-mail: <text:span text:style-name="T42">josef.bouse</text:span><text:span text:style-name="T40">@pirati.cz</text:span></text:p>
      <text:p text:style-name="P3"><text:span text:style-name="T2">(dále jako </text:span><text:span text:style-name="T1">„objednatel“ </text:span><text:span text:style-name="T2">na straně jedné)</text:span></text:p>
      <text:p text:style-name="P6"/>
      <text:p text:style-name="P6">a</text:p>
      <text:p text:style-name="P6"/>
      <text:p text:style-name="P12">Jméno: <text:span text:style-name="T46">Jan Bednařík</text:span></text:p>
      <text:p text:style-name="P12">IČO: 01127578</text:p>
      <text:p text:style-name="P13">sídlo: Rooseveltova 563/84, 779 00, Olomouc - Nové Sady</text:p>
      <text:p text:style-name="P3"><text:span text:style-name="T3">(dále jen jako </text:span><text:span text:style-name="T4">„dodavatel“</text:span><text:span text:style-name="T3"> na straně druhé)</text:span></text:p>
      <text:p text:style-name="P10"/>
      <text:p text:style-name="P11">Smluvní ujednání:</text:p>
      <text:p text:style-name="P7"/>
      <text:list xml:id="list1107600996" text:style-name="WWNum1">
        <text:list-item>
          <text:p text:style-name="P49">Úvodní ustanovení</text:p>
        </text:list-item>
      </text:list>
      <text:p text:style-name="P7"/>
      <text:p text:style-name="P18">I.I.</text:p>
      <text:p text:style-name="P18">Dodavatel je držitelem živnostenského oprávnění, které mu umožňuje objednateli poskytovat služby či jiné plnění dále specifikované v této smlouvě.</text:p>
      <text:p text:style-name="P18"/>
      <text:p text:style-name="P18">I.II.</text:p>
      <text:p text:style-name="P18">Objednatelem je politická strana Česká pirátská strana.</text:p>
      <text:p text:style-name="P14"/>
      <text:list xml:id="list194034291230777" text:continue-numbering="true" text:style-name="WWNum1">
        <text:list-item>
          <text:p text:style-name="P50">Předmět smlouvy</text:p>
        </text:list-item>
      </text:list>
      <text:p text:style-name="P8"/>
      <text:p text:style-name="P19">II.I.</text:p>
      <text:p text:style-name="P22"><text:span text:style-name="T5">Předmětem této smlouvy je stanovení podmínek, kterými se budou řídit smluvní závazky mezi dodavatelem a objednatelem, dle kterých bude dodavatel poskytovat objednateli na svou odpovědnost, řádně, včas, s odbornou péčí a za úplatu objednateli plnění v podobě </text:span><text:span text:style-name="T9">služby v oblasti </text:span><text:span text:style-name="T13">vývoje systémů</text:span><text:span text:style-name="T14">,</text:span><text:span text:style-name="T7"> </text:span><text:span text:style-name="T5">a to vždy na základě objednávky objednatele akceptované dodavatelem a v souladu se zadáním a požadavky objednatele. </text:span></text:p>
      <text:p text:style-name="P8"/>
      <text:list xml:id="list194034713923954" text:continue-numbering="true" text:style-name="WWNum1">
        <text:list-item>
          <text:p text:style-name="P50">Základní podmínky spolupráce</text:p>
        </text:list-item>
      </text:list>
      <text:p text:style-name="P8"/>
      <text:p text:style-name="P19">III.I.</text:p>
      <text:p text:style-name="P19">Dodavatel bude poskytovat objednateli sjednané plnění na základě objednávek objednatele a dle jeho požadavků. Objednávka může být zadána jak písemně, tak i ústně. Dodavatel není oprávněn měnit podmínky objednávky, tuto je oprávněn pouze potvrdit, nebo odmítnout. Potvrzení nebo odmítnutí objednávky musí být provedeno ve stejné formě, v jaké byla učiněna objednávka. V případě, že objednávku učiněnou objednatelem dodavatel akceptuje, vzniká mezi smluvními stranami okamžikem akceptace smluvní závazek, na základě kterého bude dodavatel povinen poskytnout objednateli plnění za podmínek stanovených objednávkou a ujednáními obsaženými v <text:soft-page-break/>této smlouvě. V případě rozporu mezi touto smlouvou a objednávkou mají přednost podmínky uvedené v písemné objednávce. Objednatel bude povinen na základě takto vzniklého smluvního závazku zaplatit dodavateli za řádně, včas a s odbornou péčí poskytnuté plnění úplatu tak, jak je uvedeno v článku IV. této smlouvy.</text:p>
      <text:p text:style-name="P15"/>
      <text:p text:style-name="P19">III.II.</text:p>
      <text:p text:style-name="P19">Dodavatel se výslovně zavazuje:</text:p>
      <text:p text:style-name="P31"/>
      <text:p text:style-name="P32"><text:span text:style-name="T5">III.II.I. Poskytnout sjednané plnění na svou odpovědnost, náklady a nebezpečí. Dodavatel je oprávněn využít služeb třetích osob k zajištění dílčích částí sjednaného plnění v případě, že o této skutečnosti předem písemně upozorní objednatele a ten to v písemné formě tuto třetí osobu pro poskytnutí plnění písemně akceptuje. V případě, že objednatel neakceptuje třetí osobu k zajištění dílčích částí sjednaného plnění, dodavatel není oprávněn využít služeb dané osoby k zajištění dílčích částí sjednaného plnění. Za činnost spolupracujících třetích osob nese dodavatel vůči dodavateli plnou odpovědnost tak, jako by sjednané plnění prováděl sám. Dodavatel je povinen zajistit, aby třetí osoby s ním spolupracující na poskytnutí plnění </text:span><text:span text:style-name="T37">O</text:span><text:span text:style-name="T5">bjednateli dodržovaly veškeré povinnosti stanovené v objednávce i této smlouvě a řídily se </text:span><text:span text:style-name="T37">vnitřními předpisy Objednatele</text:span><text:span text:style-name="T5">. V případě, že využije dodavatel za stanovených podmínek služeb třetích osob k zajištění dílčích částí sjednaného plnění, platí, že závazky s těmito třetími osobami jsou sjednány přímo mezi dodavatelem a těmito třetími osobami.</text:span></text:p>
      <text:p text:style-name="P8"/>
      <text:list xml:id="list194034148644171" text:continue-numbering="true" text:style-name="WWNum1">
        <text:list-item>
          <text:p text:style-name="P49">Odměna a platební podmínky</text:p>
        </text:list-item>
      </text:list>
      <text:p text:style-name="P18">IV.I.</text:p>
      <text:p text:style-name="P22"><text:span text:style-name="T6">Za poskytnutí plnění v souladu s ustanovením této smlouvy a smluvních závazků dle ní vzniklých má dodavatel nárok na obdržení úplaty ve výši </text:span><text:span text:style-name="T33">500</text:span><text:span text:style-name="T26">,</text:span><text:span text:style-name="T8">- K</text:span><text:span text:style-name="T7">č (slovy </text:span><text:span text:style-name="T23">pět set</text:span><text:span text:style-name="T18"> </text:span><text:span text:style-name="T7">korun českých) za hodinu</text:span><text:span text:style-name="T24"> </text:span><text:span text:style-name="T6">času účelně vynaložené</text:span><text:span text:style-name="T5">ho k činnostem vedoucím a potřebným k poskytnutí plnění objednateli.</text:span></text:p>
      <text:p text:style-name="P22"><text:span text:style-name="T37">Uvedená výše odměny v sobě zahrnuje i</text:span><text:span text:style-name="T5"> DPH v zákonné výši</text:span><text:span text:style-name="T37">.</text:span><text:span text:style-name="T5"> pokud dodavatel je nebo se v průběhu trvání smluvního vztahu stane plátcem DPH.</text:span></text:p>
      <text:p text:style-name="P34"/>
      <text:p text:style-name="P34">IV.II.</text:p>
      <text:p text:style-name="P35"><text:span text:style-name="T6">Úplata bude splatná na základě faktur vystavených dodavatelem. Faktury k úhradě úplaty bude vystavovat dodavatel objednateli ve výši odpovídající času účelně vynaloženému činnostem vedoucím a potřebným k poskytnutí plnění dodavatelem objednateli </text:span><text:span text:style-name="T36"><text:s/>zpravidla </text:span><text:span text:style-name="T6">po konci kalendářního měsíce, ve kterém dodavatel poskytoval objednateli plnění dle objednávky a této smlouvy </text:span><text:span text:style-name="T36">a faktury musí být vystaveny nejpozději k 31.12. kalendářního roku, ve kterém Dodavatel poskytoval Objednateli plnění dle objednávky a této smlouvy.</text:span></text:p>
      <text:p text:style-name="P33"><text:span text:style-name="T2">Čas účelně vynaložený k činnostem vedoucím a potřebným k poskytnutí plnění objednateli bude evidován v projektovém systému objednatele na adrese </text:span><text:a xlink:type="simple" xlink:href="http://redmine.pirati.cz/" text:style-name="ListLabel_20_1" text:visited-style-name="ListLabel_20_1"><text:span text:style-name="T34">http://redmine.pirati.cz</text:span></text:a><text:span text:style-name="T35">.</text:span></text:p>
      <text:p text:style-name="P7"/>
      <text:p text:style-name="P22"><text:span text:style-name="T6">IV.I</text:span><text:span text:style-name="T36">II</text:span><text:span text:style-name="T6">.</text:span></text:p>
      <text:p text:style-name="P18">Úplata bude dodavateli vyplacena po předložení faktury splňující všechny náležitosti daňového dokladu. Faktura bude splatná ve lhůtě minimálně 14 dnů od vystavení a doručení objednateli.</text:p>
      <text:p text:style-name="P24"/>
      <text:p text:style-name="P24"/>
      <text:p text:style-name="P18"/>
      <text:p text:style-name="P18"><text:soft-page-break/>IV.IV.</text:p>
      <text:p text:style-name="P22"><text:span text:style-name="T6">V úplatě jsou zahrnuty veškeré náklady, které dodavateli s poskytov</text:span><text:span text:style-name="T36">á</text:span><text:span text:style-name="T6">ním plnění vzniknou, není-li dále stanoveno jinak. Na náhradu dalších nákladů v konkrétním případě má dodavatel nárok pouze v případě, že byly vynaloženy s předchozím písemným souhlasem objednatele, a to pouze do stanovené výše.</text:span></text:p>
      <text:p text:style-name="P23"/>
      <text:p text:style-name="P23">IV.VI.</text:p>
      <text:p text:style-name="P23">Objednatel smí platbu odměny zcela nebo z části odepřít, pokud dodavatel v daném období řádně nedodával služby, zejména pokud tak neučinil ani na dodatečnou výzvu kontaktní osoby nebo objednatele.</text:p>
      <text:p text:style-name="P7"/>
      <text:list xml:id="list194035519545426" text:continue-numbering="true" text:style-name="WWNum1">
        <text:list-item>
          <text:p text:style-name="P49">Práva a povinnosti smluvních stran</text:p>
        </text:list-item>
      </text:list>
      <text:p text:style-name="P37">V.I.</text:p>
      <text:p text:style-name="P37">Objednatel se zavazuje předat dodavateli veškeré potřebné informace a materiály, které po něm lze spravedlivě požadovat pro to, aby mohl dodavatel řádně poskytovat objednateli plnění.</text:p>
      <text:p text:style-name="P37"/>
      <text:p text:style-name="P37">V.II.</text:p>
      <text:p text:style-name="P36"><text:span text:style-name="T35">Dodavatel tímto uděluje objednateli veřejnou licenci </text:span><text:a xlink:type="simple" xlink:href="https://creativecommons.org/licenses/by-sa/4.0/" text:style-name="ListLabel_20_2" text:visited-style-name="ListLabel_20_2"><text:span text:style-name="T38">Creative Commons BY-SA 4.0</text:span></text:a><text:span text:style-name="T35"> (</text:span><text:a xlink:type="simple" xlink:href="https://creativecommons.org/licenses/by-sa/4.0/" text:style-name="ListLabel_20_2" text:visited-style-name="ListLabel_20_2"><text:span text:style-name="T38">https://creativecommons.org/licenses/by-sa/4.0/</text:span></text:a><text:span text:style-name="T35">) k autorským dílům a jiným nehmotným stat­kům vytvořeným dodavatelem při plnění smlouvy, ledaže práva vykonává objednatel ze zákona. Objednatel je oprávněn veřejně nabízet a užívat dílo pod svým jménem bez uvedení autora, stejně jako práva k dílu bez dalšího postupovat a převádět. Dodavatel nemá právo na žádnou dodatečnou odměnu v souvislosti s následným užitím, postoupením či převodem nehmotných statků nebo práv k nim. Objednatel je oprávněn poskytnutá díla zveřejnit a poskytovat k užití jiným osobám, nebo jim takové užívání a disponování s díly umožnit.</text:span></text:p>
      <text:p text:style-name="P38"/>
      <text:p text:style-name="P38">V.III.</text:p>
      <text:p text:style-name="P36"><text:span text:style-name="T35">Dodavatel se zavazuje v případě oslovení interním auditorem České pirátské strany dodržovat všechny povinnosti stanovené Předpisem o interním auditu (PIA) (</text:span><text:a xlink:type="simple" xlink:href="https://wiki.pirati.cz/rules/pia" text:style-name="ListLabel_20_2" text:visited-style-name="ListLabel_20_2"><text:span text:style-name="T38">https://wiki.pirati.cz/rules/pia</text:span></text:a><text:span text:style-name="T35">) a prohlašuje, že byl s nimi seznámen.</text:span></text:p>
      <text:p text:style-name="P16"/>
      <text:p text:style-name="P38">V.IV.</text:p>
      <text:p text:style-name="P38">Práce pro konkurenci. Dodavatel je povinen v době trvání smluvního vztahu neprodleně poté, co taková skutečnost nastane a/nebo bude hrozit, písemně informovat objednatele o svém poskytování plnění či práci pro jiný subjekt, která by mohla poškodit objednatele nebo je ve vážném rozporu s jeho zájmy, nebo o svém poskytování plnění či práci pro jinou politickou stranu či politické hnutí. Pokud dojde ke vzniku některé takové skutečnosti, má <text:s/>objednatel právo tuto smlouvu a/nebo konkrétní smluvní vztahy dle objednávek objednatele vypovědět bez výpovědní doby.</text:p>
      <text:p text:style-name="P38"/>
      <text:p text:style-name="P38">V.V.</text:p>
      <text:p text:style-name="P38">V případě sporu, který vznikne z této smlouvy nebo v souvislosti s ní a který nejsou smluvní strany s to vyřešit samy, pokusí se nejprve o vyřešení sporu smírčím jednáním u prostředníka, na kterém se shodnou nebo kterého určí rozhodčí komise objednatele, která je utvářena nezávisle na vůli výkonných orgánů objednatele.</text:p>
      <text:p text:style-name="P38"/>
      <text:p text:style-name="P38">V.VI.</text:p>
      <text:p text:style-name="P26"><text:span text:style-name="T35">Dodavatel je povinnen dodržovat vnitřní předpisy objednatele, zveřejněné ve sbírce předpisů na </text:span><text:a xlink:type="simple" xlink:href="https://wiki.pirati.cz/rules/start" text:style-name="ListLabel_20_2" text:visited-style-name="ListLabel_20_2"><text:span text:style-name="T38">https://wiki.pirati.cz/rules/start</text:span></text:a><text:span text:style-name="T35">, zejména Pravidla Hospodaření, Organizační řád a Stanovy strany.</text:span></text:p>
      <text:p text:style-name="P7"><text:bookmark text:name="_gjdgxs"/><text:soft-page-break/></text:p>
      <text:list xml:id="list194035549315051" text:continue-numbering="true" text:style-name="WWNum1">
        <text:list-item>
          <text:p text:style-name="P51">Zachování důvěrnosti informací</text:p>
        </text:list-item>
      </text:list>
      <text:p text:style-name="P37"/>
      <text:p text:style-name="P28">VI.I. Pro účely smlouvy budou „Důvěrné informace“ znamenat (není-li v článku VI.III. níže</text:p>
      <text:p text:style-name="P29"><text:span text:style-name="T39">uvedeno jinak) veškerou dokumentaci a informace objednatele či v dispozici objednatele, dokumentaci a informace vytvořené v rámci poskytování plnění a dále zejména: neveřejné citlivé údaje, telefonní čísla a jiné chráněné osobní údaje, identifikace whistleblowerů, záznamy, zápisy a jiné informace z uzavřených jednání, tajné úkoly, přístupové údaje, hesla a jiné informace používané ke správě zařízení, citlivé informace o soukromí osob pracujících pro objednatele, e-maily, soukromé zprávy a jiné informace, o kterých dodavatel může vzhledem k jejich povaze při vynaložení </text:span><text:span text:style-name="T36">běžného</text:span><text:span text:style-name="T39"> úsilí, předpokládat, že na jejich utajení má objednatel oprávněný zájem</text:span><text:span text:style-name="T36">.</text:span></text:p>
      <text:p text:style-name="P28"/>
      <text:p text:style-name="P28">VI.I.I. Za důvěrné není nutné informace výslovně označovat.</text:p>
      <text:p text:style-name="P30"/>
      <text:p text:style-name="P40">VI.II. Dodavatel se zavazuje, že:</text:p>
      <text:p text:style-name="P28">VI.II.I. bude nakládat s Důvěrnými informacemi poctivým způsobem, v souladu s účelem této Smlouvy tak, aby při nakládání s Důvěrnými informacemi byla zajištěna jejich ochrana a šetřeny práva a zájmy objednatele;</text:p>
      <text:p text:style-name="P28"/>
      <text:p text:style-name="P29"><text:span text:style-name="T39">VI.II.II. si změn</text:span><text:span text:style-name="T36">í</text:span><text:span text:style-name="T39"> po prvním přístupu do jakéhokoliv systému objednatele, ke kterému mu případně při plnění svých smluvních vztahů vůči dodavateli bude umožněn přístup, heslo, a že bude používat zabezpečené připojení a jiné postupy a metody, které jsou obvyklé při ukládání a přenášení Důvěrných informací a zejména </text:span><text:span text:style-name="T36">zavede </text:span><text:span text:style-name="T39">dvoufázové ověření svého účtu (např. heslo potvrzené kódem zaslaným v sms či v autentizační aplikaci) či přístupu k jakékoliv využívané aplikaci obsahující Důvěrné informace;</text:span></text:p>
      <text:p text:style-name="P28"/>
      <text:p text:style-name="P29"><text:span text:style-name="T39">VI.II.III. zachová Důvěrné informace v důvěrnosti a omezí přístup k </text:span><text:span text:style-name="T36">nim jen objednatelem určeným osobám</text:span><text:span text:style-name="T39">, zejména je ne</text:span><text:span text:style-name="T36">bude šířit, zveřejňovat ani sdělovat třetím osobám, které nebyly objednatelem určeny jako osoby mající přístup k nim</text:span><text:span text:style-name="T39">;</text:span></text:p>
      <text:p text:style-name="P28"/>
      <text:p text:style-name="P28">VI.II.IV. nepoužije obdržené Důvěrné informace pro žádný jiný účel, než je spolupráce Smluvních stran, ani pro vlastní potřebu;</text:p>
      <text:p text:style-name="P28"/>
      <text:p text:style-name="P28">VI.II.V. bez předchozího písemného souhlasu objednatele neposkytne Důvěrné informace třetí osobě; v případě užití subdodavatele k poskytnutí plnění dle objednávky objednatele poskytne subdodavateli Důvěrné informace jen s písemným souhlasem objednatele a poté, co bude subdodavatele zavázán vůči objednateli k zachování mlčenlivosti obdobně, jako stanoví tato smlouva;</text:p>
      <text:p text:style-name="P28"/>
      <text:p text:style-name="P28">VI.II.VI. bez předchozího písemného souhlasu objednatele nebude pořizovat kopie obdržených Důvěrných informací, nebude-li to nutné pro aktivní spolupráci s objednatelem, tedy pro plnění úkolů; o pořízení kopií dle tohoto bodu bude objednatele vždy informovat;</text:p>
      <text:p text:style-name="P40"/>
      <text:p text:style-name="P40">VI.III. Povinnosti a zákazy uvedené v článku VI.II. výše neplatí pro informace:</text:p>
      <text:p text:style-name="P28">VI.III.I. které jsou v okamžiku akceptace objednávky dodavatelem veřejně zpřístupněny; nebo</text:p>
      <text:p text:style-name="P28"/>
      <text:p text:style-name="P29"><text:span text:style-name="T39">VI.III.II. pokud je dodavatel povinen předat Důvěrné informace podle právních </text:span><text:soft-page-break/><text:span text:style-name="T39">předpisů nebo podle nařízení soudu či jiného státního orgánu oprávněného regulovat</text:span><text:span text:style-name="T36"> </text:span><text:span text:style-name="T39">fungování dodavatele; nebo</text:span></text:p>
      <text:p text:style-name="P28"/>
      <text:p text:style-name="P28">VI.III.III. které jsou předány dodavateli s výslovným uvedením, že jsou předány bez omezení jejich zveřejnění či použití dodavatelem; nebo</text:p>
      <text:p text:style-name="P28"/>
      <text:p text:style-name="P28">VI.III.IV. Dodavatelem prokazatelně vytvořené nezávisle na jednání smluvních stran a bez jakékoliv souvislosti se vzájemnou spoluprací smluvních stran; nebo</text:p>
      <text:p text:style-name="P28"/>
      <text:p text:style-name="P29"><text:span text:style-name="T39">VI.III.V. zpřístupněn</text:span><text:span text:style-name="T36">é</text:span><text:span text:style-name="T39"> dodavateli třetí stranou, nikoli však na základě porušení právních předpisů, <text:s/>či jiných závazků této třetí strany; nebo</text:span></text:p>
      <text:p text:style-name="P28"/>
      <text:p text:style-name="P28">VI.III.VI. zveřejněné s předchozím písemným souhlasem objednatele.</text:p>
      <text:p text:style-name="P40"/>
      <text:p text:style-name="P40">VI.IV. Dodavatel se zavazuje na písemnou žádost objednatele předat a vrátit bezodkladně objednateli veškeré Důvěrné informace společně se všemi kopiemi, které vytvořil.</text:p>
      <text:p text:style-name="P40"/>
      <text:p text:style-name="P40">VI.V. V případě, že došlo nebo může dojít k prozrazení Důvěrných informací neoprávněné osobě, zavazuje se Dodavatele o této skutečnosti neprodleně informovat objednatele a přijmout všechna opatření nezbytná k zabránění vzniku škody nebo omezení rozsahu škody již vzniklé a dále k dalšímu šíření Důvěrných informací.</text:p>
      <text:p text:style-name="P40"/>
      <text:p text:style-name="P40">VI.VI. Smluvní pokuta</text:p>
      <text:p text:style-name="P41"><text:span text:style-name="T39">Objednatel je oprávněn v případě porušení této Smlouvy dodavatelem požadovat vůči dodavateli smluvní pokutu ve výši 100.000,- Kč za každé jednotlivé porušení povinnosti dodavatele sjednané čl. VI.II</text:span><text:span text:style-name="T36"> a</text:span><text:span text:style-name="T39"> VI.IV této smlouvy. Tímto ujednáním není dotčeno právo objednatele požadovat náhradu újmy.</text:span></text:p>
      <text:p text:style-name="P40"/>
      <text:p text:style-name="P40">VI.IIX. Povinnosti dle této smlouvy k Důvěrným informacím nabytých v době trvání spolupráce Smluvních stran a v době trvání této Smlouvy přetrvávají ve stejném rozsahu i po zániku spolupráce Smluvních stran. Dodavatel se tedy zavazuje dodržovat povinnosti dle této Smlouvy i po skončení vzájemné spolupráce Smluvních stran. Ukončením vzájemné spolupráce Smluvních stran není dotčeno především právo objednatele na smluvní pokutu dle čl. VI.VI. této Smlouvy.</text:p>
      <text:p text:style-name="P7"/>
      <text:list xml:id="list194035287053298" text:continue-numbering="true" text:style-name="WWNum1">
        <text:list-item>
          <text:p text:style-name="P49">Platnost smlouvy</text:p>
        </text:list-item>
      </text:list>
      <text:p text:style-name="P7"/>
      <text:p text:style-name="P18">VII.I.</text:p>
      <text:p text:style-name="P22"><text:span text:style-name="T6">Tato smlouva je uzavírána </text:span><text:span text:style-name="T25">od </text:span><text:span text:style-name="T27">01</text:span><text:span text:style-name="T16">.0</text:span><text:span text:style-name="T19">3</text:span><text:span text:style-name="T16">.2023 </text:span><text:span text:style-name="T17">na dobu neurčitou</text:span><text:span text:style-name="T6"> Smluvní strany mohou vypovědět smlouvu i kterýkoliv smluvní závazek vzniklý na základě objednávky s měsíční výpovědní dobou, a to i bez uvedení důvodu. Výpovědní doba začíná běžet první den kalendářního měsíce následujícího po kalendářním měsíci, ve kterém byla výpověď doručena druhé smluvní straně. </text:span></text:p>
      <text:p text:style-name="P18"/>
      <text:p text:style-name="P7">VIII. <text:tab/>Závěrečná ustanovení</text:p>
      <text:p text:style-name="P7"/>
      <text:p text:style-name="P18">VIII.I.</text:p>
      <text:p text:style-name="P18">Tato smlouva vstupuje v platnost a nabývá účinnosti dnem podpisu oběma smluvními stranami.</text:p>
      <text:p text:style-name="P18"/>
      <text:p text:style-name="P18">VIII.II.</text:p>
      <text:p text:style-name="P18">Tato smlouva se řídí českým právním řádem, zejména občanským zákoníkem.</text:p>
      <text:p text:style-name="P7"><text:soft-page-break/></text:p>
      <text:p text:style-name="P18">VIII.III.</text:p>
      <text:p text:style-name="P22"><text:span text:style-name="T6">Veškeré změny nebo doplňky této smlouvy musí být učiněn</text:span><text:span text:style-name="T36">y</text:span><text:span text:style-name="T6"> písemnou formou v podobě číslovaných dodatků podepsaných oprávněnými zástupci obou smluvních stran.</text:span></text:p>
      <text:p text:style-name="P18"/>
      <text:p text:style-name="P18">VIII.IV.</text:p>
      <text:p text:style-name="P18">Tato smlouva je sepsána ve dvou vyhotoveních s platností originálu, přičemž každá smluvní strana obdrží jeden stejnopis.</text:p>
      <text:p text:style-name="P24"/>
      <text:p text:style-name="P25">VIII.V.I.</text:p>
      <text:p text:style-name="P24">Salvátorní ustanovení</text:p>
      <text:p text:style-name="P24">Pokud by některé ujednání smlouvy, ustanovení těchto podmínek nebo vnitřních předpisů, na které se odkazují, ukázalo byť z části nebo dodatečně neplatným, neúčinným nebo jinak nepoužitelným, nejsou tím ostatní ujednání dotčena, pokud to neodporuje účelu smlouvy nebo nejde o ujed­nání, které oddělit nelze.</text:p>
      <text:p text:style-name="P21"/>
      <text:p text:style-name="P21">VIII.V.</text:p>
      <text:p text:style-name="P39">Dodavatel souhlasí s tím, aby objednatel kopii této smlouvy včetně jeho údajů zveřejnil v registru smluv. Zástupci smluvních stran a smluvní strana, která je fyzickou osobou, udělují souhlas, aby kterákoliv smluvní strana zpracovávala a zveřejňovala osobní údaje (včetně fotografií pořízených na akcích pořádaných objednatelem), a to pro účely vedení projektové agendy, komunikaci, výkon práv a povinností podle smlouvy a informování veřejnosti. </text:p>
      <text:p text:style-name="P21"/>
      <text:p text:style-name="P27">VIII.VI.</text:p>
      <text:p text:style-name="P27">Smluvní strany konstatují, že smlouva byla sepsána dle jejich pravé a svobodné vůle, s jejím obsahem bezvýhradně souhlasí, na důkaz čehož připojují vlastnoruční podpisy či podpisy osob oprávněných jménem smluvních stran jednat.</text:p>
      <text:p text:style-name="P20"/>
      <text:p text:style-name="P20"/>
      <text:p text:style-name="P48">V............................................................dne..........................</text:p>
      <table:table table:name="Tabulka2" table:style-name="Tabulka2">
        <table:table-column table:style-name="Tabulka2.A" table:number-columns-repeated="2"/>
        <table:table-row table:style-name="Tabulka2.1">
          <table:table-cell table:style-name="Tabulka2.A1" office:value-type="string">
            <text:p text:style-name="P42">Objednatel:</text:p>
            <text:p text:style-name="P42"/>
            <text:p text:style-name="P42"/>
            <text:p text:style-name="P42">________________________________</text:p>
            <text:p text:style-name="P42">Česká pirátská strana</text:p>
            <text:p text:style-name="P44">Josef Bouše</text:p>
            <text:p text:style-name="P43">Hospodář <text:span text:style-name="T43">Technického</text:span> odboru</text:p>
          </table:table-cell>
          <table:table-cell table:style-name="Tabulka2.A1" office:value-type="string">
            <text:p text:style-name="P42">Dodavatel:</text:p>
            <text:p text:style-name="P42"/>
            <text:p text:style-name="P42"/>
            <text:p text:style-name="P42">________________________________</text:p>
            <text:p text:style-name="P45">Jan Bednařík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 Condensed1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Condensed2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564cm" fo:margin-bottom="0.353cm" style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564cm" fo:margin-bottom="0.353cm" style:contextual-spacing="false" fo:line-height="100%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1155cc" loext:opacity="100%" style:text-line-through-style="none" style:text-line-through-type="none" style:text-position="0% 100%" style:font-name="Roboto Condensed1" fo:font-family="'Roboto Condensed'" style:font-family-generic="roman" style:font-pitch="variable" fo:font-size="11pt" fo:font-style="normal" style:text-underline-style="solid" style:text-underline-width="auto" style:text-underline-color="font-color" fo:font-weight="normal" style:font-name-asian="Roboto Condensed2" style:font-family-asian="'Roboto Condensed'" style:font-family-generic-asian="system" style:font-pitch-asian="variable" style:font-size-asian="11pt" style:font-style-asian="normal" style:font-weight-asian="normal" style:font-name-complex="Roboto Condensed2" style:font-family-complex="'Roboto Condensed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loext:opacity="100%" style:font-name="Roboto Condensed1" fo:font-family="'Roboto Condensed'" style:font-family-generic="roman" style:font-pitch="variable" style:text-underline-style="solid" style:text-underline-width="auto" style:text-underline-color="font-color" style:font-name-asian="Roboto Condensed2" style:font-family-asian="'Roboto Condensed'" style:font-family-generic-asian="system" style:font-pitch-asian="variable" style:font-name-complex="Roboto Condensed2" style:font-family-complex="'Roboto Condensed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1cm" style:type="center"/>
          <style:tab-stop style:position="19.00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6.249cm"/>
          <style:tab-stop style:position="10.25cm"/>
          <style:tab-stop style:position="1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Roboto Condensed1" fo:font-size="10pt" fo:font-style="normal" style:text-underline-style="none" fo:font-weight="bold" style:font-name-asian="Roboto Condensed2" style:font-size-asian="10pt" style:font-style-asian="normal" style:font-weight-asian="bold" style:font-name-complex="Roboto Condensed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280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1cm" fo:margin-left="0cm" fo:margin-right="0cm" fo:margin-bottom="2.33cm" style:dynamic-spacing="true"/>
      </style:header-style>
      <style:footer-style>
        <style:header-footer-properties fo:min-height="1.96cm" fo:margin-left="0cm" fo:margin-right="0cm" fo:margin-top="1.85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6.059cm" svg:height="1.931cm" draw:z-index="5"><draw:image xlink:href="Pictures/10000000000000E5000000494DD7053B5A5110E4.png" xlink:type="simple" xlink:show="embed" xlink:actuate="onLoad" draw:mime-type="image/png"/></draw:frame></text:p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dc:date>2023-02-27T19:40:10.475000000</dc:date>
    <meta:editing-duration>P1DT4H2M7S</meta:editing-duration>
    <meta:editing-cycles>34</meta:editing-cycles>
    <meta:document-statistic meta:table-count="1" meta:image-count="1" meta:object-count="0" meta:page-count="6" meta:paragraph-count="109" meta:word-count="1945" meta:character-count="14074" meta:non-whitespace-character-count="12235"/>
  </office:meta>
</office:document-meta>
</file>